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c2628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8"/>
    <style:style style:name="P8" style:family="paragraph" style:parent-style-name="Text_20_body" style:list-style-name="L8">
      <style:text-properties officeooo:paragraph-rsid="005db987"/>
    </style:style>
    <style:style style:name="P9" style:family="paragraph" style:parent-style-name="Text_20_body">
      <style:text-properties officeooo:paragraph-rsid="001c2628"/>
    </style:style>
    <style:style style:name="P10" style:family="paragraph" style:parent-style-name="Text_20_body">
      <style:text-properties officeooo:paragraph-rsid="002499f6"/>
    </style:style>
    <style:style style:name="P11" style:family="paragraph" style:parent-style-name="Text_20_body">
      <style:text-properties officeooo:paragraph-rsid="00286b55"/>
    </style:style>
    <style:style style:name="P12" style:family="paragraph" style:parent-style-name="Text_20_body">
      <style:text-properties officeooo:paragraph-rsid="002a3318"/>
    </style:style>
    <style:style style:name="P13" style:family="paragraph" style:parent-style-name="Text_20_body">
      <style:text-properties officeooo:paragraph-rsid="004bae6a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paragraph-rsid="00679121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officeooo:rsid="00679121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normal" officeooo:rsid="00679121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679121" style:font-size-asian="16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officeooo:rsid="00679121" style:font-size-asian="16pt" style:font-weight-asian="normal" style:font-size-complex="16pt" style:font-weight-complex="normal"/>
    </style:style>
    <style:style style:name="T6" style:family="text">
      <style:text-properties fo:font-size="16pt" style:text-underline-style="none" fo:font-weight="bold" officeooo:rsid="00679121" style:font-size-asian="16pt" style:font-weight-asian="bold" style:font-size-complex="16pt" style:font-weight-complex="bold"/>
    </style:style>
    <style:style style:name="T7" style:family="text">
      <style:text-properties fo:font-size="16pt" style:text-underline-style="none" officeooo:rsid="00679121" style:font-size-asian="16pt" style:font-size-complex="16pt"/>
    </style:style>
    <style:style style:name="T8" style:family="text">
      <style:text-properties officeooo:rsid="001c2628"/>
    </style:style>
    <style:style style:name="T9" style:family="text">
      <style:text-properties officeooo:rsid="002499f6"/>
    </style:style>
    <style:style style:name="T10" style:family="text">
      <style:text-properties officeooo:rsid="00286b55"/>
    </style:style>
    <style:style style:name="T11" style:family="text">
      <style:text-properties officeooo:rsid="002a3318"/>
    </style:style>
    <style:style style:name="T12" style:family="text">
      <style:text-properties officeooo:rsid="002b2769"/>
    </style:style>
    <style:style style:name="T13" style:family="text">
      <style:text-properties officeooo:rsid="002c9421"/>
    </style:style>
    <style:style style:name="T14" style:family="text">
      <style:text-properties style:font-name="Liberation Mono" officeooo:rsid="002c9421" style:font-name-asian="Noto Sans Mono CJK SC" style:font-name-complex="Liberation Mono"/>
    </style:style>
    <style:style style:name="T15" style:family="text">
      <style:text-properties officeooo:rsid="0033e680"/>
    </style:style>
    <style:style style:name="T16" style:family="text">
      <style:text-properties officeooo:rsid="00389de1"/>
    </style:style>
    <style:style style:name="T17" style:family="text">
      <style:text-properties officeooo:rsid="005db987"/>
    </style:style>
    <style:style style:name="T18" style:family="text">
      <style:text-properties fo:font-weight="normal" officeooo:rsid="005db987" style:font-weight-asian="normal" style:font-weight-complex="normal"/>
    </style:style>
    <style:style style:name="T19" style:family="text">
      <style:text-properties style:text-underline-style="none" fo:font-weight="normal" officeooo:rsid="00679121" style:font-weight-asian="normal" style:font-weight-complex="normal"/>
    </style:style>
    <style:style style:name="T20" style:family="text">
      <style:text-properties style:text-underline-style="none" fo:font-weight="bold" officeooo:rsid="00679121" style:font-weight-asian="bold" style:font-weight-complex="bold"/>
    </style:style>
    <style:style style:name="T21" style:family="text">
      <style:text-properties fo:font-size="18pt" style:text-underline-style="none" fo:font-weight="normal" officeooo:rsid="00679121" style:font-size-asian="18pt" style:font-weight-asian="normal" style:font-size-complex="18pt" style:font-weight-complex="normal"/>
    </style:style>
    <style:style style:name="T22" style:family="text">
      <style:text-properties fo:font-size="18pt" style:text-underline-style="none" fo:font-weight="normal" officeooo:rsid="00679121" fo:background-color="#ffff00" loext:char-shading-value="0" style:font-size-asian="18pt" style:font-weight-asian="normal" style:font-size-complex="18pt" style:font-weight-complex="normal"/>
    </style:style>
    <style:style style:name="T23" style:family="text">
      <style:text-properties fo:font-size="18pt" style:text-underline-style="none" fo:font-weight="normal" officeooo:rsid="00679121" fo:background-color="#ffff00" loext:char-shading-value="0" style:font-size-asian="18pt" style:font-weight-asian="normal" style:font-size-complex="18pt" style:font-weight-complex="normal"/>
    </style:style>
    <style:style style:name="T24" style:family="text">
      <style:text-properties fo:font-size="18pt" style:text-underline-style="none" fo:font-weight="bold" officeooo:rsid="00679121" style:font-size-asian="18pt" style:font-weight-asian="bold" style:font-size-complex="18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HVAC Data Processing and PPO Model Training – Project Report</text:span></text:span></text:h>
      <text:p text:style-name="P9"><text:span text:style-name="Strong_20_Emphasis"><text:span text:style-name="T1"/></text:span></text:p>
      <text:p text:style-name="P15"><text:span text:style-name="Strong_20_Emphasis"><text:span text:style-name="T23">There are two jupyter files:</text:span></text:span><text:span text:style-name="Strong_20_Emphasis"><text:span text:style-name="T21"><text:line-break/></text:span></text:span><text:span text:style-name="Strong_20_Emphasis"><text:span text:style-name="T24">1.</text:span></text:span><text:span text:style-name="Strong_20_Emphasis"><text:span text:style-name="T21"> </text:span></text:span><text:span text:style-name="Strong_20_Emphasis"><text:span text:style-name="T24">preprocessing_and_feature_engineering.ipynb<text:line-break/><text:tab/></text:span></text:span><text:span text:style-name="Strong_20_Emphasis"><text:span text:style-name="T21">It contains preprocessing of data and feature engineering.<text:line-break/></text:span></text:span><text:span text:style-name="Strong_20_Emphasis"><text:span text:style-name="T24">2. env_and_model_training.ipynb<text:line-break/><text:tab/></text:span></text:span><text:span text:style-name="Strong_20_Emphasis"><text:span text:style-name="T21">It contains Custom OpenAI Gymnasium Environment, model <text:tab/>training and evaluation.</text:span></text:span></text:p>
      <text:h text:style-name="P2" text:outline-level="3"><text:span text:style-name="Strong_20_Emphasis">Data Preprocessing &amp; Feature Engineering</text:span></text:h>
      <text:p text:style-name="P10"><text:span text:style-name="T8">S</text:span>tarted by loading and cleaning the <text:span text:style-name="T8">equip</text:span> <text:span text:style-name="T8">and weather </text:span>dataset.</text:p>
      <text:p text:style-name="P10"><text:span text:style-name="Strong_20_Emphasis">Data </text:span><text:span text:style-name="Strong_20_Emphasis"><text:span text:style-name="T9">Analysis &amp;</text:span></text:span><text:span text:style-name="Strong_20_Emphasis"> cleaning</text:span>: </text:p>
      <text:p text:style-name="P11"><text:span text:style-name="T10">Performed EDA on both data sets, checked</text:span> nulls, fixed timestamps <text:span text:style-name="T8">(datetime columns)</text:span>, <text:span text:style-name="T10">combined equip</text:span> and weather data.</text:p>
      <text:p text:style-name="P10"><text:span text:style-name="Strong_20_Emphasis">Feature engineering</text:span>:</text:p>
      <text:p text:style-name="P10"><text:span text:style-name="Strong_20_Emphasis">Time-based features</text:span>: <text:span text:style-name="Source_20_Text">hour_sin</text:span>, <text:span text:style-name="Source_20_Text">hour_cos</text:span>, <text:span text:style-name="Source_20_Text">minute_sin</text:span>, <text:span text:style-name="Source_20_Text">minute_cos</text:span>, <text:span text:style-name="Source_20_Text">dayofweek</text:span>, <text:span text:style-name="Source_20_Text">is_weekend</text:span> for periodic patterns. <text:span text:style-name="T10">This is done because when time changes from 23:00 to 00:00 it looks like there is a difference of 23 but infact the difference is of 1 hour.</text:span></text:p>
      <text:p text:style-name="P10"><text:span text:style-name="Strong_20_Emphasis">Delta features</text:span>: <text:span text:style-name="Source_20_Text">delta_supply_return</text:span>, <text:span text:style-name="Source_20_Text">delta_outdoor_indoor</text:span>, <text:span text:style-name="Source_20_Text">delta_humidity</text:span> to capture environmental differences.</text:p>
      <text:p text:style-name="P10"><text:span text:style-name="Strong_20_Emphasis">Lag features</text:span>: One-step lags for <text:span text:style-name="Source_20_Text">Valve</text:span>, <text:span text:style-name="Source_20_Text">RaTemp</text:span>, <text:span text:style-name="Source_20_Text">SaTemp</text:span>, <text:span text:style-name="Source_20_Text">RaHumidity</text:span> to give the agent short-term memory.</text:p>
      <text:p text:style-name="Horizontal_20_Line"/>
      <text:h text:style-name="P2" text:outline-level="3"><text:span text:style-name="Strong_20_Emphasis">Custom OpenAI Gymnasium Environment</text:span></text:h>
      <text:p text:style-name="P12"><text:span text:style-name="T11">C</text:span>reated a <text:span text:style-name="Strong_20_Emphasis">custom </text:span><text:span text:style-name="Strong_20_Emphasis"><text:span text:style-name="Source_20_Text">HVACEnv</text:span></text:span><text:span text:style-name="Strong_20_Emphasis"> environment</text:span> to simulate HVAC control:</text:p>
      <text:p text:style-name="P12"><text:span text:style-name="Strong_20_Emphasis">Action space</text:span>: Continuous control of the HVAC valve between 0–100%.</text:p>
      <text:p text:style-name="P12"><text:span text:style-name="Strong_20_Emphasis">Step function</text:span>:</text:p>
      <text:p text:style-name="P12">Updates the environment with the chosen action.</text:p>
      <text:p text:style-name="P12">Returns next observation, reward, and done flag.</text:p>
      <text:p text:style-name="P12"><text:span text:style-name="Strong_20_Emphasis">Episode termination</text:span>: Ended when dataset was exhausted.</text:p>
      <text:p text:style-name="Horizontal_20_Line"/>
      <text:h text:style-name="P2" text:outline-level="3"><text:soft-page-break/><text:span text:style-name="Strong_20_Emphasis">Custom Reward Strategy</text:span></text:h>
      <text:p text:style-name="Text_20_body"><text:span text:style-name="T11">D</text:span>esigned a <text:span text:style-name="Strong_20_Emphasis">reward function</text:span> balancing:</text:p>
      <text:list xml:id="list390960315" text:style-name="L3">
        <text:list-item>
          <text:p text:style-name="P3"><text:span text:style-name="Strong_20_Emphasis">Comfort</text:span> – Penalized large deviation of room temperature from the target comfort range (e.g., 22–24°C).</text:p>
        </text:list-item>
        <text:list-item>
          <text:p text:style-name="P3"><text:span text:style-name="Strong_20_Emphasis">Energy Efficiency</text:span> – Penalized high thermal energy usage.</text:p>
        </text:list-item>
        <text:list-item>
          <text:p text:style-name="P3"><text:span text:style-name="Strong_20_Emphasis">Smoothness</text:span> – Penalized sudden large changes in valve position to protect equipment.</text:p>
        </text:list-item>
      </text:list>
      <text:p text:style-name="Text_20_body">This encouraged the agent to maintain comfort with minimal energy consumption.</text:p>
      <text:p text:style-name="Horizontal_20_Line"/>
      <text:h text:style-name="P2" text:outline-level="3"><text:span text:style-name="Strong_20_Emphasis">PPO Model Initialization</text:span></text:h>
      <text:p text:style-name="P13"><text:span text:style-name="T12">U</text:span>sed <text:span text:style-name="Strong_20_Emphasis">Stable-Baselines3 PPO</text:span>:</text:p>
      <text:p text:style-name="P13"><text:span text:style-name="Strong_20_Emphasis">Training environment</text:span> wrapped in <text:span text:style-name="Source_20_Text">DummyVecEnv</text:span> for vectorized operation.</text:p>
      <text:p text:style-name="P13">PPO hyperparameters:</text:p>
      <text:list xml:id="list650199274" text:style-name="L4">
        <text:list-item>
          <text:list>
            <text:list-item>
              <text:p text:style-name="P4"><text:span text:style-name="Source_20_Text">policy= "MlpPolicy",</text:span></text:p>
            </text:list-item>
            <text:list-item>
              <text:p text:style-name="P4"><text:span text:style-name="Source_20_Text">verbose=1,</text:span></text:p>
            </text:list-item>
            <text:list-item>
              <text:p text:style-name="P4"><text:span text:style-name="Source_20_Text">learning_rate=5e-5,</text:span></text:p>
            </text:list-item>
            <text:list-item>
              <text:p text:style-name="P4"><text:span text:style-name="Source_20_Text">batch_size=256,</text:span></text:p>
            </text:list-item>
            <text:list-item>
              <text:p text:style-name="P4"><text:span text:style-name="Source_20_Text">n_epochs=15, </text:span></text:p>
            </text:list-item>
            <text:list-item>
              <text:p text:style-name="P4"><text:span text:style-name="Source_20_Text">clip_range=0.15,</text:span></text:p>
            </text:list-item>
            <text:list-item>
              <text:p text:style-name="P4"><text:span text:style-name="Source_20_Text">clip_range_vf=None, </text:span></text:p>
            </text:list-item>
            <text:list-item>
              <text:p text:style-name="P4"><text:span text:style-name="Source_20_Text">ent_coef=0.001,</text:span></text:p>
            </text:list-item>
            <text:list-item>
              <text:p text:style-name="P4"><text:span text:style-name="Source_20_Text">vf_coef=0.25,</text:span></text:p>
            </text:list-item>
            <text:list-item>
              <text:p text:style-name="P4"><text:span text:style-name="Source_20_Text">max_grad_norm=0.5,</text:span></text:p>
            </text:list-item>
            <text:list-item>
              <text:p text:style-name="P4"><text:span text:style-name="Source_20_Text">gae_lambda=0.98,</text:span></text:p>
            </text:list-item>
          </text:list>
        </text:list-item>
      </text:list>
      <text:p text:style-name="Horizontal_20_Line"/>
      <text:h text:style-name="P2" text:outline-level="3"><text:span text:style-name="Strong_20_Emphasis">Model Training</text:span></text:h>
      <text:p text:style-name="Text_20_body"><text:span text:style-name="T13">T</text:span>rained the PPO agent using the <text:span text:style-name="Strong_20_Emphasis">train split</text:span> (80% of dataset).</text:p>
      <text:list xml:id="list3190374077" text:style-name="L5">
        <text:list-item>
          <text:p text:style-name="P5"><text:span text:style-name="Strong_20_Emphasis">Input</text:span>: Observations from <text:span text:style-name="Source_20_Text"><text:span text:style-name="T14">dataset</text:span></text:span>.</text:p>
        </text:list-item>
        <text:list-item>
          <text:p text:style-name="P5"><text:span text:style-name="Strong_20_Emphasis">Output</text:span>: Continuous valve position.</text:p>
        </text:list-item>
        <text:list-item>
          <text:p text:style-name="P5">Training lasted for defined timesteps until reward convergence.</text:p>
        </text:list-item>
      </text:list>
      <text:p text:style-name="Horizontal_20_Line"/>
      <text:h text:style-name="P2" text:outline-level="3"><text:span text:style-name="Strong_20_Emphasis">Model Evaluation on Test Data</text:span></text:h>
      <text:p text:style-name="Text_20_body"><text:span text:style-name="T15">E</text:span>valuated the trained agent on the <text:span text:style-name="Strong_20_Emphasis">test split</text:span> (20% of dataset):</text:p>
      <text:list xml:id="list186557449" text:style-name="L6">
        <text:list-item>
          <text:p text:style-name="P6"><text:soft-page-break/>The agent interacted with the <text:span text:style-name="Source_20_Text">HVACEnv</text:span> using unseen data.</text:p>
        </text:list-item>
        <text:list-item>
          <text:p text:style-name="P6">Collected:</text:p>
          <text:list>
            <text:list-item>
              <text:p text:style-name="P6"><text:span text:style-name="Strong_20_Emphasis">Rewards per timestep</text:span></text:p>
            </text:list-item>
            <text:list-item>
              <text:p text:style-name="P6"><text:span text:style-name="Strong_20_Emphasis">Energy usage trends</text:span></text:p>
            </text:list-item>
            <text:list-item>
              <text:p text:style-name="P6"><text:span text:style-name="Strong_20_Emphasis">Room temperature behavior</text:span></text:p>
            </text:list-item>
          </text:list>
        </text:list-item>
        <text:list-item>
          <text:p text:style-name="P6">Plotted <text:span text:style-name="Strong_20_Emphasis">reward curves</text:span> and <text:span text:style-name="Strong_20_Emphasis">energy consumption patterns</text:span> to visualize performance.</text:p>
        </text:list-item>
      </text:list>
      <text:p text:style-name="Horizontal_20_Line"/>
      <text:h text:style-name="P2" text:outline-level="3"><text:span text:style-name="Strong_20_Emphasis"><text:span text:style-name="T17">Performance, </text:span></text:span><text:span text:style-name="Strong_20_Emphasis">Improvement </text:span><text:span text:style-name="Strong_20_Emphasis"><text:span text:style-name="T16">&amp; </text:span></text:span><text:span text:style-name="Strong_20_Emphasis">Suggestions</text:span></text:h>
      <text:p text:style-name="P14"><text:span text:style-name="Strong_20_Emphasis"/></text:p>
      <text:list xml:id="list2311753209" text:style-name="L8">
        <text:list-header>
          <text:p text:style-name="P8"><text:span text:style-name="Strong_20_Emphasis"><text:span text:style-name="T18">After first training the model the MAE was 59, then after changing hyperparameters and timesteps the MAE was 25 which can be decreased by:</text:span></text:span></text:p>
        </text:list-header>
        <text:list-item>
          <text:p text:style-name="P8"><text:span text:style-name="Strong_20_Emphasis"><text:span text:style-name="T17">F</text:span></text:span><text:span text:style-name="Strong_20_Emphasis">eature Expansion</text:span> – Include more lag steps and weather forecast data for better anticipation.</text:p>
        </text:list-item>
        <text:list-item>
          <text:p text:style-name="P7"><text:span text:style-name="Strong_20_Emphasis">Reward Tuning</text:span> – Adjust comfort/energy penalty balance for specific optimization goals.</text:p>
        </text:list-item>
        <text:list-item>
          <text:p text:style-name="P7"><text:span text:style-name="Strong_20_Emphasis">Longer Training</text:span> – More PPO updates and fine-tuned hyperparameters could improve stability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5T12:04:25.680601747</meta:creation-date>
    <meta:generator>LibreOffice/6.4.7.2$Linux_X86_64 LibreOffice_project/40$Build-2</meta:generator>
    <dc:date>2025-08-15T16:24:07.306360671</dc:date>
    <meta:editing-duration>PT4H19M34S</meta:editing-duration>
    <meta:editing-cycles>17</meta:editing-cycles>
    <meta:document-statistic meta:table-count="0" meta:image-count="0" meta:object-count="0" meta:page-count="3" meta:paragraph-count="56" meta:word-count="426" meta:character-count="3039" meta:non-whitespace-character-count="2684"/>
  </office:meta>
</office:document-meta>
</file>